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erif SemiBold" svg:font-family="'IBM Plex Serif SemiBold'" style:font-adornments="Semi-negrito" style:font-family-generic="roman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BM Plex Sans SemiBold" svg:font-family="'IBM Plex Sans SemiBold'" style:font-adornments="Semi-negrito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201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5.38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1.829cm"/>
      <style:paragraph-properties style:writing-mode="lr-tb"/>
    </style:style>
    <style:style style:name="pr4" style:family="presentation" style:parent-style-name="Title-outline1">
      <style:graphic-properties fo:min-height="7.22cm"/>
      <style:paragraph-properties style:writing-mode="lr-tb"/>
    </style:style>
    <style:style style:name="pr5" style:family="presentation" style:parent-style-name="Title-title">
      <style:graphic-properties draw:auto-grow-height="true" fo:min-height="4.041cm"/>
      <style:paragraph-properties style:writing-mode="lr-tb"/>
    </style:style>
    <style:style style:name="P1" style:family="paragraph">
      <style:text-properties style:font-name="IBM Plex Serif SemiBold" fo:font-size="72pt" fo:font-weight="600"/>
    </style:style>
    <style:style style:name="P2" style:family="paragraph">
      <style:text-properties style:font-name="IBM Plex Sans SemiBold" fo:font-size="18pt" fo:font-weight="600" style:font-size-asian="18pt" style:font-size-complex="18pt"/>
    </style:style>
    <style:style style:name="P3" style:family="paragraph">
      <loext:graphic-properties draw:fill="none" draw:fill-color="#ffffff"/>
      <style:text-properties style:font-name="IBM Plex Sans SemiBold" fo:font-size="18pt" fo:font-weight="600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style:font-name="IBM Plex Serif SemiBold" fo:font-weight="600"/>
    </style:style>
    <style:style style:name="P6" style:family="paragraph">
      <style:text-properties style:font-name="IBM Plex Sans Text" fo:font-size="32pt" fo:font-weight="normal" style:font-size-asian="32pt" style:font-size-complex="32pt"/>
    </style:style>
    <style:style style:name="T1" style:family="text">
      <style:text-properties fo:font-size="72pt"/>
    </style:style>
    <style:style style:name="T2" style:family="text">
      <style:text-properties style:font-name="IBM Plex Sans SemiBold" fo:font-size="18pt" fo:font-weight="600" style:font-size-asian="18pt" style:font-size-complex="18pt"/>
    </style:style>
    <style:style style:name="T3" style:family="text">
      <style:text-properties style:font-name="IBM Plex Serif SemiBold" fo:font-weight="600"/>
    </style:style>
    <style:style style:name="T4" style:family="text">
      <style:text-properties style:font-name="IBM Plex Sans Text" fo:font-size="32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2.5cm" svg:height="6.607cm" svg:x="3cm" svg:y="2.893cm" presentation:class="title" presentation:user-transformed="true">
          <draw:text-box>
            <text:p text:style-name="P1"><text:span text:style-name="T1">Análise Preditiva</text:span></text:p>
          </draw:text-box>
        </draw:frame>
        <draw:frame draw:style-name="gr1" draw:text-style-name="P3" draw:layer="layout" svg:width="5cm" svg:height="2.729cm" svg:x="20.5cm" svg:y="10.5cm">
          <draw:text-box>
            <text:p text:style-name="P2"><text:span text:style-name="T2">Bruno Álvaro,</text:span></text:p>
            <text:p text:style-name="P2"><text:span text:style-name="T2">Gabriel Gian, </text:span></text:p>
            <text:p text:style-name="P2"><text:span text:style-name="T2">João Marc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 text:style-name="P5"><text:span text:style-name="T3">O que é a análise preditiva?</text:span></text:p>
          </draw:text-box>
        </draw:frame>
        <draw:frame presentation:style-name="pr4" draw:text-style-name="P6" draw:layer="layout" svg:width="17.999cm" svg:height="7.219cm" svg:x="4.4cm" svg:y="1.8cm" presentation:class="outline">
          <draw:text-box>
            <text:list text:style-name="L2">
              <text:list-item>
                <text:p text:style-name="P6"><text:span text:style-name="T4">Trata-se d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text-style-name="P5" draw:layer="layout" svg:width="26.6cm" svg:height="4.041cm" svg:x="0.4cm" svg:y="9.694cm" presentation:class="title" presentation:user-transformed="true">
          <draw:text-box>
            <text:p text:style-name="P5"><text:span text:style-name="T3">Quais os usos da análise preditiva?</text:span></text:p>
          </draw:text-box>
        </draw:frame>
        <draw:frame presentation:style-name="pr4" draw:text-style-name="P6" draw:layer="layout" svg:width="17.999cm" svg:height="7.219cm" svg:x="4.4cm" svg:y="1.8cm" presentation:class="outline" presentation:user-transformed="true">
          <draw:text-box>
            <text:list text:style-name="L2">
              <text:list-header>
                <text:p text:style-name="P6"><text:span text:style-name="T4">É amplamente usad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 text:style-name="P5"><text:span text:style-name="T3">Dentro e fora da academia</text:span></text:p>
          </draw:text-box>
        </draw:frame>
        <draw:frame presentation:style-name="pr4" draw:text-style-name="P6" draw:layer="layout" svg:width="17.999cm" svg:height="7.219cm" svg:x="4.4cm" svg:y="1.8cm" presentation:class="outline">
          <draw:text-box>
            <text:list text:style-name="L2">
              <text:list-item>
                <text:p text:style-name="P6"><text:span text:style-name="T4">No meio acadêmico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text-style-name="P5" draw:layer="layout" svg:width="25cm" svg:height="2.021cm" svg:x="0.4cm" svg:y="10.704cm" presentation:class="title" presentation:user-transformed="true">
          <draw:text-box>
            <text:p text:style-name="P5"><text:span text:style-name="T3">Referências</text:span></text:p>
          </draw:text-box>
        </draw:frame>
        <draw:frame presentation:style-name="pr4" draw:text-style-name="P6" draw:layer="layout" svg:width="17.999cm" svg:height="7.219cm" svg:x="4.4cm" svg:y="1.8cm" presentation:class="outline" presentation:user-transformed="true">
          <draw:text-box>
            <text:list text:style-name="L2">
              <text:list-item>
                <text:p text:style-name="P6"><text:span text:style-name="T4">https:/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erif SemiBold" svg:font-family="'IBM Plex Serif SemiBold'" style:font-adornments="Semi-negrito" style:font-family-generic="roman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BM Plex Sans SemiBold" svg:font-family="'IBM Plex Sans SemiBold'" style:font-adornments="Semi-negrito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21:22:21.234091880</meta:creation-date>
    <meta:editing-duration>PT15M3S</meta:editing-duration>
    <meta:editing-cycles>4</meta:editing-cycles>
    <meta:generator>LibreOffice/7.1.3.2$Linux_X86_64 LibreOffice_project/10$Build-2</meta:generator>
    <dc:title>Portfolio</dc:title>
    <dc:date>2021-05-27T22:08:22.108485956</dc:date>
    <meta:document-statistic meta:object-count="77"/>
  </office:meta>
</office:document-meta>
</file>